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style:paragraph-properties style:writing-mode="lr-tb"/>
      <style:text-properties fo:font-size="12pt"/>
    </style:style>
    <style:style style:name="P3" style:family="paragraph">
      <loext:graphic-properties draw:fill-color="#ffffff"/>
      <style:paragraph-properties style:writing-mode="lr-tb"/>
      <style:text-properties fo:font-size="12pt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2pt"/>
    </style:style>
    <style:style style:name="gr1" style:family="graphic">
      <style:graphic-properties draw:fill-color="#ffffff" draw:textarea-horizontal-align="justify" draw:textarea-vertical-align="middle" draw:auto-grow-height="false" fo:min-height="0.485cm" fo:min-width="3.9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2.348cm" fo:min-width="0.2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1.96cm" fo:min-width="0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1.852cm" fo:min-width="0.2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1.251cm" fo:min-width="0.0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1.312cm" fo:min-width="3.1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0.884cm" fo:min-width="5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0.603cm" fo:min-width="5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1.348cm" fo:min-width="3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9" draw:text-style-name="P5" svg:width="4.71cm" svg:height="1.906cm" svg:x="4.743cm" svg:y="0.277cm"><text:p text:style-name="P4"><text:s text:c="10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 2" draw:style-name="gr8" draw:text-style-name="P3" svg:width="9.159cm" svg:height="0.957cm" svg:x="2.838cm" svg:y="3.611cm"><text:p text:style-name="P2"><text:span text:style-name="T1"><text:s text:c="7"/></text:span><text:span text:style-name="T1">Enter two number a,b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Shape 3" draw:style-name="gr7" draw:text-style-name="P1" svg:width="5.795cm" svg:height="0.98cm" svg:x="4.6cm" svg:y="6.839cm"><text:p><text:s text:c="9"/>sum=a+b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5" draw:style-name="gr6" draw:text-style-name="P3" svg:width="4.396cm" svg:height="1.856cm" svg:x="5.696cm" svg:y="13.453cm"><text:p text:style-name="P2"><text:span text:style-name="T1"><text:s text:c="8"/></text:span><text:span text:style-name="T1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6" draw:style-name="gr5" draw:text-style-name="P1" svg:width="0.186cm" svg:height="1.43cm" svg:x="7.019cm" svg:y="2.18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Shape 7" draw:style-name="gr4" draw:text-style-name="P1" svg:width="0.503cm" svg:height="2.117cm" svg:x="7.098cm" svg:y="4.56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 8" draw:style-name="gr3" draw:text-style-name="P1" svg:width="0.53cm" svg:height="2.239cm" svg:x="7.098cm" svg:y="7.8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Shape 9" draw:style-name="gr2" draw:text-style-name="P1" svg:width="0.556cm" svg:height="2.684cm" svg:x="7.177cm" svg:y="10.7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 4" draw:style-name="gr1" draw:text-style-name="P1" svg:width="6.245cm" svg:height="0.768cm" svg:x="4.849cm" svg:y="9.987cm"><text:p>display <text:s/>sum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0:01:47.931875484</meta:creation-date>
    <dc:date>2023-02-03T14:26:18.918049977</dc:date>
    <meta:editing-duration>PT15M1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